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693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2.1335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5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Y = 0</text:p>
          </table:table-cell>
          <table:table-cell/>
          <table:table-cell office:value-type="string">
            <text:p>Y = -5</text:p>
          </table:table-cell>
          <table:table-cell/>
          <table:table-cell office:value-type="string">
            <text:p>Y = 5</text:p>
          </table:table-cell>
          <table:table-cell table:number-columns-repeated="5"/>
        </table:table-row>
        <table:table-row table:style-name="ro1">
          <table:table-cell office:value-type="string">
            <text:p>18:16:09 <text:s/>Probe Down Z</text:p>
          </table:table-cell>
          <table:table-cell office:value-type="float" office:value="40.4186">
            <text:p>40.4186</text:p>
          </table:table-cell>
          <table:table-cell office:value-type="string">
            <text:p>18:18:23 <text:s/>Probe Down Z</text:p>
          </table:table-cell>
          <table:table-cell office:value-type="float" office:value="40.4173">
            <text:p>40.4173</text:p>
          </table:table-cell>
          <table:table-cell office:value-type="string">
            <text:p>18:19:32 <text:s/>Probe Down Z</text:p>
          </table:table-cell>
          <table:table-cell office:value-type="float" office:value="40.4169">
            <text:p>40.4169</text:p>
          </table:table-cell>
          <table:table-cell table:number-columns-repeated="4"/>
        </table:table-row>
        <table:table-row table:style-name="ro1">
          <table:table-cell office:value-type="string">
            <text:p>18:16:04 <text:s/>Probe Down Z</text:p>
          </table:table-cell>
          <table:table-cell office:value-type="float" office:value="40.4179">
            <text:p>40.4179</text:p>
          </table:table-cell>
          <table:table-cell office:value-type="string">
            <text:p>18:18:19 <text:s/>Probe Down Z</text:p>
          </table:table-cell>
          <table:table-cell office:value-type="float" office:value="40.4166">
            <text:p>40.4166</text:p>
          </table:table-cell>
          <table:table-cell office:value-type="string">
            <text:p>18:19:23 <text:s/>Probe Down Z</text:p>
          </table:table-cell>
          <table:table-cell office:value-type="float" office:value="40.4174">
            <text:p>40.4174</text:p>
          </table:table-cell>
          <table:table-cell table:number-columns-repeated="4"/>
        </table:table-row>
        <table:table-row table:style-name="ro1">
          <table:table-cell office:value-type="string">
            <text:p>18:15:58 <text:s/>Probe Down Z</text:p>
          </table:table-cell>
          <table:table-cell office:value-type="float" office:value="40.4181">
            <text:p>40.4181</text:p>
          </table:table-cell>
          <table:table-cell office:value-type="string">
            <text:p>18:18:15 <text:s/>Probe Down Z</text:p>
          </table:table-cell>
          <table:table-cell office:value-type="float" office:value="40.4178">
            <text:p>40.4178</text:p>
          </table:table-cell>
          <table:table-cell office:value-type="string">
            <text:p>18:19:13 <text:s/>Error: User probe error </text:p>
          </table:table-cell>
          <table:table-cell table:number-columns-repeated="5"/>
        </table:table-row>
        <table:table-row table:style-name="ro1">
          <table:table-cell office:value-type="string">
            <text:p>18:15:52 <text:s/>Probe Down Z</text:p>
          </table:table-cell>
          <table:table-cell office:value-type="float" office:value="40.4186">
            <text:p>40.4186</text:p>
          </table:table-cell>
          <table:table-cell office:value-type="string">
            <text:p>18:18:10 <text:s/>Probe Down Z</text:p>
          </table:table-cell>
          <table:table-cell office:value-type="float" office:value="40.4178">
            <text:p>40.4178</text:p>
          </table:table-cell>
          <table:table-cell office:value-type="string">
            <text:p>18:19:13 <text:s/>Error: User probe error </text:p>
          </table:table-cell>
          <table:table-cell table:number-columns-repeated="5"/>
        </table:table-row>
        <table:table-row table:style-name="ro1">
          <table:table-cell office:value-type="string">
            <text:p>18:15:44 <text:s/>Probe Down Z</text:p>
          </table:table-cell>
          <table:table-cell office:value-type="float" office:value="40.4184">
            <text:p>40.4184</text:p>
          </table:table-cell>
          <table:table-cell office:value-type="string">
            <text:p>18:18:06 <text:s/>Probe Down Z</text:p>
          </table:table-cell>
          <table:table-cell office:value-type="float" office:value="40.4178">
            <text:p>40.4178</text:p>
          </table:table-cell>
          <table:table-cell office:value-type="string">
            <text:p>18:19:09 <text:s/>Probe Down Z</text:p>
          </table:table-cell>
          <table:table-cell office:value-type="float" office:value="40.4174">
            <text:p>40.4174</text:p>
          </table:table-cell>
          <table:table-cell table:number-columns-repeated="4"/>
        </table:table-row>
        <table:table-row table:style-name="ro1">
          <table:table-cell/>
          <table:table-cell table:formula="of:=AVERAGE([.B2:.B5])" office:value-type="float" office:value="40.4183">
            <text:p>40.4183</text:p>
          </table:table-cell>
          <table:table-cell table:number-columns-repeated="2"/>
          <table:table-cell office:value-type="string">
            <text:p>18:19:05 <text:s/>Probe Down Z</text:p>
          </table:table-cell>
          <table:table-cell office:value-type="float" office:value="40.4178">
            <text:p>40.41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18:19:01 <text:s/>Probe Down Z</text:p>
          </table:table-cell>
          <table:table-cell office:value-type="float" office:value="40.4174">
            <text:p>40.417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Y = 0</text:p>
          </table:table-cell>
          <table:table-cell/>
          <table:table-cell office:value-type="string">
            <text:p>Y = -30</text:p>
          </table:table-cell>
          <table:table-cell/>
          <table:table-cell office:value-type="string">
            <text:p>Y = 30</text:p>
          </table:table-cell>
          <table:table-cell/>
          <table:table-cell office:value-type="string">
            <text:p>Y = -15</text:p>
          </table:table-cell>
          <table:table-cell/>
          <table:table-cell office:value-type="string">
            <text:p>Y = 15</text:p>
          </table:table-cell>
          <table:table-cell/>
        </table:table-row>
        <table:table-row table:style-name="ro1">
          <table:table-cell office:value-type="string">
            <text:p>18:22:12 <text:s/>Probe Down Z</text:p>
          </table:table-cell>
          <table:table-cell office:value-type="float" office:value="92.3791">
            <text:p>92.3791</text:p>
          </table:table-cell>
          <table:table-cell office:value-type="string">
            <text:p>18:23:22 <text:s/>Probe Down Z</text:p>
          </table:table-cell>
          <table:table-cell office:value-type="float" office:value="92.4162">
            <text:p>92.4162</text:p>
          </table:table-cell>
          <table:table-cell office:value-type="string">
            <text:p>18:25:22 <text:s/>Probe Down Z</text:p>
          </table:table-cell>
          <table:table-cell office:value-type="float" office:value="92.3443">
            <text:p>92.3443</text:p>
          </table:table-cell>
          <table:table-cell office:value-type="string">
            <text:p>18:26:34 <text:s/>Probe Down Z</text:p>
          </table:table-cell>
          <table:table-cell office:value-type="float" office:value="92.3987">
            <text:p>92.3987</text:p>
          </table:table-cell>
          <table:table-cell office:value-type="string">
            <text:p>18:27:21 <text:s/>Probe Down Z</text:p>
          </table:table-cell>
          <table:table-cell office:value-type="float" office:value="92.3603">
            <text:p>92.3603</text:p>
          </table:table-cell>
        </table:table-row>
        <table:table-row table:style-name="ro1">
          <table:table-cell office:value-type="string">
            <text:p>18:22:04 <text:s/>Probe Down Z</text:p>
          </table:table-cell>
          <table:table-cell office:value-type="float" office:value="92.3796">
            <text:p>92.3796</text:p>
          </table:table-cell>
          <table:table-cell office:value-type="string">
            <text:p>18:23:16 <text:s/>Probe Down Z</text:p>
          </table:table-cell>
          <table:table-cell office:value-type="float" office:value="92.4156">
            <text:p>92.4156</text:p>
          </table:table-cell>
          <table:table-cell office:value-type="string">
            <text:p>18:25:18 <text:s/>Probe Down Z</text:p>
          </table:table-cell>
          <table:table-cell office:value-type="float" office:value="92.3435">
            <text:p>92.3435</text:p>
          </table:table-cell>
          <table:table-cell office:value-type="string">
            <text:p>18:26:29 <text:s/>Probe Down Z</text:p>
          </table:table-cell>
          <table:table-cell office:value-type="float" office:value="92.3986">
            <text:p>92.3986</text:p>
          </table:table-cell>
          <table:table-cell office:value-type="string">
            <text:p>18:27:17 <text:s/>Probe Down Z</text:p>
          </table:table-cell>
          <table:table-cell office:value-type="float" office:value="92.3611">
            <text:p>92.3611</text:p>
          </table:table-cell>
        </table:table-row>
        <table:table-row table:style-name="ro1">
          <table:table-cell office:value-type="string">
            <text:p>18:21:59 <text:s/>Probe Down Z</text:p>
          </table:table-cell>
          <table:table-cell office:value-type="float" office:value="92.3798">
            <text:p>92.3798</text:p>
          </table:table-cell>
          <table:table-cell office:value-type="string">
            <text:p>18:23:11 <text:s/>Probe Down Z</text:p>
          </table:table-cell>
          <table:table-cell office:value-type="float" office:value="92.4161">
            <text:p>92.4161</text:p>
          </table:table-cell>
          <table:table-cell office:value-type="string">
            <text:p>18:25:08 <text:s/>Probe Down Z</text:p>
          </table:table-cell>
          <table:table-cell office:value-type="float" office:value="92.3445">
            <text:p>92.3445</text:p>
          </table:table-cell>
          <table:table-cell office:value-type="string">
            <text:p>18:26:24 <text:s/>Probe Down Z</text:p>
          </table:table-cell>
          <table:table-cell office:value-type="float" office:value="92.3982">
            <text:p>92.3982</text:p>
          </table:table-cell>
          <table:table-cell office:value-type="string">
            <text:p>18:27:11 <text:s/>Probe Down Z</text:p>
          </table:table-cell>
          <table:table-cell office:value-type="float" office:value="92.36">
            <text:p>92.36</text:p>
          </table:table-cell>
        </table:table-row>
        <table:table-row table:style-name="ro1">
          <table:table-cell office:value-type="string">
            <text:p>18:21:51 <text:s/>Error: User probe error </text:p>
          </table:table-cell>
          <table:table-cell/>
          <table:table-cell office:value-type="string">
            <text:p>18:23:06 <text:s/>Probe Down Z</text:p>
          </table:table-cell>
          <table:table-cell office:value-type="float" office:value="92.4162">
            <text:p>92.4162</text:p>
          </table:table-cell>
          <table:table-cell office:value-type="string">
            <text:p>18:25:03 <text:s/>Probe Down Z</text:p>
          </table:table-cell>
          <table:table-cell office:value-type="float" office:value="92.3448">
            <text:p>92.3448</text:p>
          </table:table-cell>
          <table:table-cell office:value-type="string">
            <text:p>18:26:19 <text:s/>Probe Down Z</text:p>
          </table:table-cell>
          <table:table-cell office:value-type="float" office:value="92.3987">
            <text:p>92.3987</text:p>
          </table:table-cell>
          <table:table-cell office:value-type="string">
            <text:p>18:27:06 <text:s/>Probe Down Z</text:p>
          </table:table-cell>
          <table:table-cell office:value-type="float" office:value="92.3606">
            <text:p>92.3606</text:p>
          </table:table-cell>
        </table:table-row>
        <table:table-row table:style-name="ro1">
          <table:table-cell office:value-type="string">
            <text:p>18:21:45 <text:s/>Probe Down Z</text:p>
          </table:table-cell>
          <table:table-cell office:value-type="float" office:value="92.3788">
            <text:p>92.3788</text:p>
          </table:table-cell>
          <table:table-cell office:value-type="string">
            <text:p>18:23:00 <text:s/>Probe Down Z</text:p>
          </table:table-cell>
          <table:table-cell office:value-type="float" office:value="92.4156">
            <text:p>92.4156</text:p>
          </table:table-cell>
          <table:table-cell office:value-type="string">
            <text:p>18:24:57 <text:s/>Probe Down Z</text:p>
          </table:table-cell>
          <table:table-cell office:value-type="float" office:value="92.3445">
            <text:p>92.3445</text:p>
          </table:table-cell>
          <table:table-cell office:value-type="string">
            <text:p>18:26:14 <text:s/>Probe Down Z</text:p>
          </table:table-cell>
          <table:table-cell office:value-type="float" office:value="92.3987">
            <text:p>92.3987</text:p>
          </table:table-cell>
          <table:table-cell office:value-type="string">
            <text:p>18:27:02 <text:s/>Probe Down Z</text:p>
          </table:table-cell>
          <table:table-cell office:value-type="float" office:value="92.3608">
            <text:p>92.3608</text:p>
          </table:table-cell>
        </table:table-row>
        <table:table-row table:style-name="ro1">
          <table:table-cell office:value-type="string">
            <text:p>18:21:40 <text:s/>Probe Down Z</text:p>
          </table:table-cell>
          <table:table-cell office:value-type="float" office:value="92.3788">
            <text:p>92.3788</text:p>
          </table:table-cell>
          <table:table-cell table:number-columns-repeated="8"/>
        </table:table-row>
        <table:table-row table:style-name="ro1">
          <table:table-cell office:value-type="string">
            <text:p>18:21:34 <text:s/>Probe Down Z</text:p>
          </table:table-cell>
          <table:table-cell office:value-type="float" office:value="92.3791">
            <text:p>92.3791</text:p>
          </table:table-cell>
          <table:table-cell table:number-columns-repeated="8"/>
        </table:table-row>
        <table:table-row table:style-name="ro1">
          <table:table-cell/>
          <table:table-cell table:formula="of:=AVERAGE([.B11:.B13];[.B15:.B17])" office:value-type="float" office:value="92.3792">
            <text:p>92.379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eference tool length</text:p>
          </table:table-cell>
          <table:table-cell office:value-type="float" office:value="95.304584">
            <text:p>95.304584</text:p>
          </table:table-cell>
          <table:table-cell table:number-columns-repeated="8"/>
        </table:table-row>
        <table:table-row table:style-name="ro1">
          <table:table-cell office:value-type="string">
            <text:p>Cut depth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robe diameter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robe tool length (from center)</text:p>
          </table:table-cell>
          <table:table-cell table:formula="of:=[.B7] + [.B21] + [.B20] - [.B22]/2" office:value-type="float" office:value="136.722884">
            <text:p>136.72288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80 degree width measured by caliper</text:p>
          </table:table-cell>
          <table:table-cell office:value-type="float" office:value="41.09">
            <text:p>41.09</text:p>
          </table:table-cell>
          <table:table-cell table:number-columns-repeated="8"/>
        </table:table-row>
        <table:table-row table:style-name="ro1">
          <table:table-cell office:value-type="string">
            <text:p>A axis Z offset from upper surface</text:p>
          </table:table-cell>
          <table:table-cell table:style-name="ce1" table:formula="of:=-([.B18]-[.B7]+[.B25]/2)" office:value-type="float" office:value="-72.5059">
            <text:p>-72.50590</text:p>
          </table:table-cell>
          <table:table-cell table:number-columns-repeated="8"/>
        </table:table-row>
      </table:table>
      <table:table table:name="Y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row table:style-name="ro2">
          <table:table-cell office:value-type="string">
            <text:p>Cut surface</text:p>
          </table:table-cell>
          <table:table-cell office:value-type="float" office:value="-5.089736">
            <text:p>-5.089736</text:p>
          </table:table-cell>
          <table:table-cell office:value-type="string">
            <text:p>Reference Surf</text:p>
          </table:table-cell>
          <table:table-cell office:value-type="float" office:value="38.537553">
            <text:p>38.537553</text:p>
          </table:table-cell>
          <table:table-cell/>
          <table:table-cell office:value-type="string">
            <text:p>G53 Coord:</text:p>
          </table:table-cell>
          <table:table-cell office:value-type="string">
            <text:p>X</text:p>
          </table:table-cell>
          <table:table-cell office:value-type="float" office:value="286.041">
            <text:p>286.041</text:p>
          </table:table-cell>
        </table:table-row>
        <table:table-row table:style-name="ro1">
          <table:table-cell/>
          <table:table-cell office:value-type="float" office:value="-5.088129">
            <text:p>-5.088129</text:p>
          </table:table-cell>
          <table:table-cell/>
          <table:table-cell office:value-type="float" office:value="38.537497">
            <text:p>38.537497</text:p>
          </table:table-cell>
          <table:table-cell table:number-columns-repeated="2"/>
          <table:table-cell office:value-type="string">
            <text:p>Z</text:p>
          </table:table-cell>
          <table:table-cell office:value-type="float" office:value="191.7">
            <text:p>191.7</text:p>
          </table:table-cell>
        </table:table-row>
        <table:table-row table:style-name="ro1">
          <table:table-cell/>
          <table:table-cell office:value-type="float" office:value="-5.099002">
            <text:p>-5.099002</text:p>
          </table:table-cell>
          <table:table-cell/>
          <table:table-cell office:value-type="float" office:value="38.539103">
            <text:p>38.539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.090739">
            <text:p>-5.090739</text:p>
          </table:table-cell>
          <table:table-cell/>
          <table:table-cell office:value-type="float" office:value="38.53655">
            <text:p>38.536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.094124">
            <text:p>-5.094124</text:p>
          </table:table-cell>
          <table:table-cell/>
          <table:table-cell office:value-type="float" office:value="38.537325">
            <text:p>38.5373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.090021">
            <text:p>-5.090021</text:p>
          </table:table-cell>
          <table:table-cell/>
          <table:table-cell office:value-type="float" office:value="38.541428">
            <text:p>38.5414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.090078">
            <text:p>-5.090078</text:p>
          </table:table-cell>
          <table:table-cell/>
          <table:table-cell office:value-type="float" office:value="38.533883">
            <text:p>38.5338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.090135">
            <text:p>-5.090135</text:p>
          </table:table-cell>
          <table:table-cell/>
          <table:table-cell office:value-type="float" office:value="38.537154">
            <text:p>38.5371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.091024">
            <text:p>-5.091024</text:p>
          </table:table-cell>
          <table:table-cell/>
          <table:table-cell office:value-type="float" office:value="38.537929">
            <text:p>38.537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.089417">
            <text:p>-5.089417</text:p>
          </table:table-cell>
          <table:table-cell/>
          <table:table-cell office:value-type="float" office:value="38.535376">
            <text:p>38.535376</text:p>
          </table:table-cell>
          <table:table-cell table:number-columns-repeated="4"/>
        </table:table-row>
        <table:table-row table:style-name="ro1">
          <table:table-cell office:value-type="string">
            <text:p>Average</text:p>
          </table:table-cell>
          <table:table-cell table:formula="of:=AVERAGE([.B1:.B10])" office:value-type="float" office:value="-5.0912405">
            <text:p>-5.0912405</text:p>
          </table:table-cell>
          <table:table-cell/>
          <table:table-cell table:formula="of:=AVERAGE([.D1:.D10])" office:value-type="float" office:value="38.5373798">
            <text:p>38.5373798</text:p>
          </table:table-cell>
          <table:table-cell table:number-columns-repeated="4"/>
        </table:table-row>
        <table:table-row table:style-name="ro2">
          <table:table-cell office:value-type="string">
            <text:p>Stddev</text:p>
          </table:table-cell>
          <table:table-cell table:formula="of:=STDEV([.B1:.B10])" office:value-type="float" office:value="0.00313022275565155">
            <text:p>0.0031302228</text:p>
          </table:table-cell>
          <table:table-cell/>
          <table:table-cell table:formula="of:=STDEV([.D1:.D10])" office:value-type="float" office:value="0.00201902279993732">
            <text:p>0.002019022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180 degree width measured by caliper</text:p>
          </table:table-cell>
          <table:table-cell table:number-columns-repeated="2"/>
          <table:table-cell office:value-type="float" office:value="39.76">
            <text:p>39.76</text:p>
          </table:table-cell>
          <table:table-cell table:number-columns-repeated="4"/>
        </table:table-row>
        <table:table-row table:style-name="ro1">
          <table:table-cell office:value-type="string">
            <text:p>Y offset from center to reference surf</text:p>
          </table:table-cell>
          <table:table-cell table:number-columns-repeated="2"/>
          <table:table-cell table:formula="of:=[.D11]-[.B11]+[.D14]/2" office:value-type="float" office:value="63.5086203">
            <text:p>63.5086203</text:p>
          </table:table-cell>
          <table:table-cell table:number-columns-repeated="4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8:16:29</meta:creation-date>
    <dc:date>2017-08-30T03:36:21</dc:date>
    <meta:editing-duration>PT8H31M27S</meta:editing-duration>
    <meta:editing-cycles>6</meta:editing-cycles>
    <meta:generator>LibreOffice/3.5$Linux_x86 LibreOffice_project/350m1$Build-2</meta:generator>
    <meta:document-statistic meta:table-count="3" meta:cell-count="144" meta:object-count="0"/>
  </office:meta>
</office:document-meta>
</file>